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Verdana" svg:font-family="Verdana, Arial, sans-serif"/>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bdc77" officeooo:paragraph-rsid="000bdc77"/>
    </style:style>
    <style:style style:name="P2" style:family="paragraph" style:parent-style-name="Standard">
      <style:text-properties officeooo:paragraph-rsid="000bdc77"/>
    </style:style>
    <style:style style:name="P3" style:family="paragraph" style:parent-style-name="Standard">
      <style:text-properties officeooo:rsid="000d5397" officeooo:paragraph-rsid="000d5397"/>
    </style:style>
    <style:style style:name="P4" style:family="paragraph" style:parent-style-name="Standard">
      <style:text-properties officeooo:paragraph-rsid="000d5397"/>
    </style:style>
    <style:style style:name="P5" style:family="paragraph" style:parent-style-name="Standard">
      <style:text-properties officeooo:rsid="000e88f9" officeooo:paragraph-rsid="000e88f9"/>
    </style:style>
    <style:style style:name="P6" style:family="paragraph" style:parent-style-name="Standard">
      <style:text-properties officeooo:rsid="000f62fb" officeooo:paragraph-rsid="000f62fb"/>
    </style:style>
    <style:style style:name="P7" style:family="paragraph" style:parent-style-name="Standard">
      <style:text-properties officeooo:rsid="000f62fb" officeooo:paragraph-rsid="00131287"/>
    </style:style>
    <style:style style:name="P8" style:family="paragraph" style:parent-style-name="Standard">
      <style:text-properties officeooo:rsid="000f62fb" officeooo:paragraph-rsid="000f62fb" fo:background-color="#fff200"/>
    </style:style>
    <style:style style:name="P9" style:family="paragraph" style:parent-style-name="Standard">
      <style:text-properties officeooo:rsid="000f62fb" officeooo:paragraph-rsid="00131287" fo:background-color="#fff200"/>
    </style:style>
    <style:style style:name="P10" style:family="paragraph" style:parent-style-name="Standard">
      <style:text-properties officeooo:rsid="00131287" officeooo:paragraph-rsid="00131287" fo:background-color="#fff200"/>
    </style:style>
    <style:style style:name="P11" style:family="paragraph" style:parent-style-name="Standard">
      <style:text-properties officeooo:rsid="001153cd" officeooo:paragraph-rsid="001153cd"/>
    </style:style>
    <style:style style:name="P12" style:family="paragraph" style:parent-style-name="Standard">
      <style:text-properties officeooo:rsid="001153cd" officeooo:paragraph-rsid="00131287"/>
    </style:style>
    <style:style style:name="P13" style:family="paragraph" style:parent-style-name="Standard">
      <style:text-properties officeooo:rsid="00131287" officeooo:paragraph-rsid="00131287"/>
    </style:style>
    <style:style style:name="P14" style:family="paragraph" style:parent-style-name="Standard">
      <style:text-properties officeooo:rsid="0015a8f1" officeooo:paragraph-rsid="0015a8f1"/>
    </style:style>
    <style:style style:name="P15" style:family="paragraph" style:parent-style-name="Standard">
      <style:text-properties style:text-line-through-style="solid" style:text-line-through-type="single" officeooo:rsid="0015a8f1" officeooo:paragraph-rsid="0015a8f1"/>
    </style:style>
    <style:style style:name="P16" style:family="paragraph" style:parent-style-name="Standard">
      <style:text-properties style:text-line-through-style="none" style:text-line-through-type="none" officeooo:rsid="0015a8f1" officeooo:paragraph-rsid="0015a8f1"/>
    </style:style>
    <style:style style:name="P17" style:family="paragraph" style:parent-style-name="Standard">
      <style:text-properties style:text-line-through-style="none" style:text-line-through-type="none" officeooo:rsid="0016ae23" officeooo:paragraph-rsid="0016ae23"/>
    </style:style>
    <style:style style:name="T1" style:family="text">
      <style:text-properties officeooo:rsid="000bdc77"/>
    </style:style>
    <style:style style:name="T2" style:family="text">
      <style:text-properties fo:font-variant="normal" fo:text-transform="none" fo:color="#000000" style:font-name="Verdana" fo:font-size="10.5pt" fo:letter-spacing="normal" fo:font-style="normal" fo:font-weight="normal"/>
    </style:style>
    <style:style style:name="T3" style:family="text">
      <style:text-properties fo:font-variant="normal" fo:text-transform="none" fo:color="#000000" style:font-name="Verdana" fo:font-size="10.5pt" fo:letter-spacing="normal" fo:font-style="normal" fo:font-weight="normal" officeooo:rsid="000bdc77"/>
    </style:style>
    <style:style style:name="T4" style:family="text">
      <style:text-properties officeooo:rsid="000d5397"/>
    </style:style>
    <style:style style:name="T5" style:family="text">
      <style:text-properties fo:color="#ce181e"/>
    </style:style>
    <style:style style:name="T6" style:family="text">
      <style:text-properties fo:color="#ce181e" officeooo:rsid="000bdc77"/>
    </style:style>
    <style:style style:name="T7" style:family="text">
      <style:text-properties fo:color="#ce181e" officeooo:rsid="000d5397"/>
    </style:style>
    <style:style style:name="T8" style:family="text">
      <style:text-properties officeooo:rsid="000e88f9"/>
    </style:style>
    <style:style style:name="T9" style:family="text">
      <style:text-properties officeooo:rsid="000f62fb"/>
    </style:style>
    <style:style style:name="T10" style:family="text">
      <style:text-properties officeooo:rsid="00131287"/>
    </style:style>
    <style:style style:name="T11" style:family="text">
      <style:text-properties officeooo:rsid="00147125"/>
    </style:style>
    <style:style style:name="T12" style:family="text">
      <style:text-properties officeooo:rsid="0015a8f1"/>
    </style:style>
    <style:style style:name="T13" style:family="text">
      <style:text-properties officeooo:rsid="0016ae23"/>
    </style:style>
    <style:style style:name="T14" style:family="text">
      <style:text-properties style:text-line-through-style="none" style:text-line-through-type="none" officeooo:rsid="0016ae23"/>
    </style:style>
    <style:style style:name="T15" style:family="text">
      <style:text-properties style:text-line-through-style="none" style:text-line-through-type="none" style:text-underline-style="none" officeooo:rsid="0016ae23"/>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Yo ! Salut Antoine !</text:p>
      <text:p text:style-name="P1"/>
      <text:p text:style-name="P1">Alors du coup voila le perso que tu vas jouer ^^ pour les instructions je te les donnerais demain mais voici sa fiche pour te mettre dans le personnage, par ailleurs, ce n’est pas sur que tu apparaisses du coup tu pourras toujours jouer le matmout de Marie :</text:p>
      <text:p text:style-name="P1"/>
      <text:p text:style-name="P1"/>
      <text:p text:style-name="P1"/>
      <text:p text:style-name="P2"><text:span text:style-name="T1">Nom:Dwyrdun</text:span><text:span text:style-name="T2">, </text:span><text:span text:style-name="T3">Prenom : Thedrin</text:span></text:p>
      <text:p text:style-name="P1">Age : dans la centaine</text:p>
      <text:p text:style-name="P1">Race : Dwaln(elfe noir)</text:p>
      <text:p text:style-name="P1">Classe : assassin</text:p>
      <text:p text:style-name="P1">taille : ~2m</text:p>
      <text:p text:style-name="P1">Corpulance : musclé mais pas trop</text:p>
      <text:p text:style-name="P1"/>
      <text:p text:style-name="P1">descrip physique :</text:p>
      <text:p text:style-name="P1">Habits noir/jaie , grande cape pourpre, long cheveux blanc, balafre a l’oeil, botte de cuir</text:p>
      <text:p text:style-name="P1">→ habits qualitatifs, de matiére distinguée et resistante : taillé pour lui.</text:p>
      <text:p text:style-name="P1"/>
      <text:p text:style-name="P4"><text:span text:style-name="T1">Caractére : </text:span></text:p>
      <text:p text:style-name="P4"><text:span text:style-name="T1">aggressif,</text:span></text:p>
      <text:p text:style-name="P4"><text:span text:style-name="T1"><text:s/></text:span><text:span text:style-name="T6">brutal</text:span><text:span text:style-name="T1">, </text:span></text:p>
      <text:p text:style-name="P4"><text:span text:style-name="T6">stratége</text:span><text:span text:style-name="T1">, </text:span></text:p>
      <text:p text:style-name="P4"><text:span text:style-name="T6">avide</text:span><text:span text:style-name="T1"> ,</text:span></text:p>
      <text:p text:style-name="P4"><text:span text:style-name="T1"><text:s/>sadique, </text:span></text:p>
      <text:p text:style-name="P4"><text:span text:style-name="T1">belliqueux, </text:span></text:p>
      <text:p text:style-name="P4"><text:span text:style-name="T6">misanthrope </text:span></text:p>
      <text:p text:style-name="P4"><text:span text:style-name="T5"><text:s/></text:span><text:span text:style-name="T4">(deteste les orlans (humains du jeu) ,</text:span></text:p>
      <text:p text:style-name="P4"><text:span text:style-name="T7">sanguinaire</text:span><text:span text:style-name="T4">,</text:span></text:p>
      <text:p text:style-name="P4"><text:span text:style-name="T4"><text:s/></text:span><text:span text:style-name="T7">ambitieux</text:span></text:p>
      <text:p text:style-name="P4"><text:span text:style-name="T7"/></text:p>
      <text:p text:style-name="P3">(<text:span text:style-name="T5">en rouge</text:span> le caractére principal)</text:p>
      <text:p text:style-name="P1"/>
      <text:p text:style-name="P3">petite histoire :</text:p>
      <text:p text:style-name="P3">Thedrin est un dwaln issu de l’une des 7 familles dirigeante du pays (oligarchie) : la famille dwyrdun</text:p>
      <text:p text:style-name="P3">Son éducation basé sur la réussite et l’ambition lui a permis d’hausser sa famille comme étant la famille la plus importante des 7.</text:p>
      <text:p text:style-name="P3">Il a pour projet de détruire les 6 autres familles, devenir le roi dwaln et de declarer la guerre a l’orlanie (les humains), (les 6 autres familles étant les seules barriéres)</text:p>
      <text:p text:style-name="P3"/>
      <text:p text:style-name="P3">Dans le jeu, il décide de réunir entiérement les 6 autres familles et de les mettre a mort dans son palais , non loin de la capitale dwaln.</text:p>
      <text:p text:style-name="P3">Par ailleurs, Fei(clément), est l<text:span text:style-name="T8">a prétendante a la succession de la famille Kaidrinn, l’une des 6 autres familles. Ton personnage a donc envoyé un assassin dans le but de la tuer au départ mais finalement il va te la ramener vivante.</text:span></text:p>
      <text:p text:style-name="P5">Tu t’apprête plus ou moins a l’exécuter(ou pas ça dépendra des actions des autres) quand les autres arrivent et veulent t’arreter. Au meme moment, le frére de fei (qui s’etait lui aussi enfuis et que tu recherchais activement) débarque et méne une révolution dans le but de t’arreter, les révolutionnaires affrontent tes gardes et veulent delivrer les membres des 6 autres familles (que tu as enfermé) et le frére de fei va rester avec les autres joueurs dans le but de t’arreter</text:p>
      <text:p text:style-name="P5"><text:soft-page-break/>Voilà le speech ^^ si t as des question n’hésite pas mais cet aspect n’est pas tres important pour le Rp, c est le contexte pour que tu vois un peu les choses venir.</text:p>
      <text:p text:style-name="P5"/>
      <text:p text:style-name="P5">Sinon il faudrais que tu fasses une petite fiche avec les éléments qui suivent pour que tu sache quoi faire pdt le combat.</text:p>
      <text:p text:style-name="P5">Il faudra que tu suives les contraintes imposés par ton <text:span text:style-name="T9">caractére (fiéreté, aggressif, ect…)</text:span></text:p>
      <text:p text:style-name="P6">mais si tu vois que tu fais beaucoup trop mal et qu’ils prennent trop chère tu peux faire des combots moins violent :</text:p>
      <text:p text:style-name="P6"/>
      <text:p text:style-name="P6"/>
      <text:p text:style-name="P6">voici donc le pannel de tes attaques et tes caractéristiques physiques</text:p>
      <text:p text:style-name="P6"/>
      <text:p text:style-name="P8">Phase1 (quand tes PV sont <text:s/>nuls, tu changera de phase)</text:p>
      <text:p text:style-name="P6"/>
      <text:p text:style-name="P6">vie de la phase1 : <text:span text:style-name="T12">250/250</text:span></text:p>
      <text:p text:style-name="P6">force(degats cac) : <text:span text:style-name="T10">9</text:span> (+3 procuré par tes armes : tu commences avec 2 épées) donc 1<text:span text:style-name="T10">2</text:span></text:p>
      <text:p text:style-name="P6">dextérité (<text:span text:style-name="T10">18</text:span> → correspond a ton taux d’esquive je t expliquerais ça dem sinon demande a marie de t expliquer les stats)</text:p>
      <text:p text:style-name="P6">initiative (degats avec des armes a distance) = (<text:span text:style-name="T10">17</text:span> + (bonus de ton arc:+5) ) (/2) donc 1<text:span text:style-name="T10">1</text:span></text:p>
      <text:p text:style-name="P6"/>
      <text:p text:style-name="P6">Symbiose (pour les capacitées speciales, tu en recupére 2 par tour donc hesite pas a spam:) ) = 20/20</text:p>
      <text:p text:style-name="P6"/>
      <text:p text:style-name="P6">capacitées de la phase1 et attaques :</text:p>
      <text:p text:style-name="P6"/>
      <text:p text:style-name="P6">1] tirer a l’arc = inflige « initiative »+ « bonus arme » </text:p>
      <text:p text:style-name="P6">2] taper au cac = inflige « force » + « bonus arme »</text:p>
      <text:p text:style-name="P11">3]<text:span text:style-name="T10">Appel du Narmafaufre ( grand aigle noir)(détaillé plus bas)</text:span></text:p>
      <text:p text:style-name="P11">4] double fléche : tire 2 fléches sur 2 cibles différentes = inflige <text:s/>9 a chaque cible</text:p>
      <text:p text:style-name="P11">5]fléche empoisonnée (2 par combat) = <text:span text:style-name="T9">inflige « initiative »+ « bonus arme » </text:span>+Attribut poison</text:p>
      <text:p text:style-name="P11">6]dague perforante : taper 2 ennemis sur la meme ligne = inflige les dégats d<text:span text:style-name="T10">u</text:span> 2] au premier et la moitié au 2eme</text:p>
      <text:p text:style-name="P13">capacitées :</text:p>
      <text:p text:style-name="P13">1] transfert : (teleportation derriére une cible) → symbiose 6</text:p>
      <text:p text:style-name="P13">2]Riposte subite (consomme toute la symbiose (avec minimum de 10)) =&gt; riposte automatique (peut etre utilisé hors du tour) ;</text:p>
      <text:p text:style-name="P12">3]ameliorer la dexterité pendant 1 tour = coûte 2 sym et te donne 5dext (cumulable)</text:p>
      <text:p text:style-name="P12"/>
      <text:p text:style-name="P13">Si tu as d’autres suggestions n’hésite pas !</text:p>
      <text:p text:style-name="P13"/>
      <text:p text:style-name="P13"/>
      <text:p text:style-name="P11"/>
      <text:p text:style-name="P9">Phase<text:span text:style-name="T10">2</text:span> (<text:span text:style-name="T10">apres avoir perdu tes pv la premiére fois</text:span>)</text:p>
      <text:p text:style-name="P10">ATTENTION : tut te transforme pdt cette phase en démon et 2 grandes ailes et 2 grandes cornes poussent (respectivement sur ton dos et ton front)</text:p>
      <text:p text:style-name="P7"/>
      <text:p text:style-name="P7">vie de la phase1 : <text:span text:style-name="T12">300/300</text:span></text:p>
      <text:p text:style-name="P7">force(degats cac) : 10 (+<text:span text:style-name="T10">5</text:span> procuré par tes armes : <text:span text:style-name="T10">du récupére une nouvelle arme qui ressemble a celles d’illidan de WoW</text:span>) donc <text:span text:style-name="T10">15</text:span></text:p>
      <text:p text:style-name="P7">dextérité <text:span text:style-name="T11">= 20</text:span></text:p>
      <text:p text:style-name="P7">initiative (degats avec des armes a distance) = (<text:span text:style-name="T10">15</text:span> + (bonus de ton arc:+5) ) (/2) donc 1<text:span text:style-name="T11">0</text:span></text:p>
      <text:p text:style-name="P7"/>
      <text:p text:style-name="P7"><text:soft-page-break/>Symbiose ( tu en recupére <text:span text:style-name="T11">3</text:span> par tour ) = <text:span text:style-name="T11">x</text:span>/20</text:p>
      <text:p text:style-name="P7"/>
      <text:p text:style-name="P7">capacitées de la phase<text:span text:style-name="T10">2</text:span> et attaques :</text:p>
      <text:p text:style-name="P7"/>
      <text:p text:style-name="P7">1] tirer a l’arc = inflige « initiative »+ « bonus arme » </text:p>
      <text:p text:style-name="P7">2] taper au cac = inflige « force » + « bonus arme »</text:p>
      <text:p text:style-name="P12">3]<text:span text:style-name="T10">Appel du Narmafaufre ( grand aigle noir)(détaillé plus bas)</text:span></text:p>
      <text:p text:style-name="P12">4] double fléche : tire 2 fléches sur 2 cibles différentes = inflige <text:s/>9 a chaque cible</text:p>
      <text:p text:style-name="P12">5]fléche empoisonnée (2 par combat) = <text:span text:style-name="T9">inflige « initiative »+ « bonus arme » </text:span>+Attribut poison</text:p>
      <text:p text:style-name="P12">6]dague perforante : taper 2 ennemis sur la meme ligne = inflige les dégats d<text:span text:style-name="T10">u</text:span> 2] au premier et la moitié au 2eme</text:p>
      <text:p text:style-name="P12"/>
      <text:p text:style-name="P12">c<text:span text:style-name="T10">apacitées </text:span></text:p>
      <text:p text:style-name="P14">1] frappe de la peur =(attaque normale en degats mais inflige peur)(peur = empeche au joueur d’attaquer pdt 1/2/3 tours) et coute 5 symbiose</text:p>
      <text:p text:style-name="P14">2]<text:span text:style-name="T10">transfert : (teleportation derriére une cible) → symbiose 6</text:span></text:p>
      <text:p text:style-name="P14">3]vol → tu peux voler (pas de coût)</text:p>
      <text:p text:style-name="P14">passif : tu récupére 25 % des degats que tu inflige en PV (max = 250Pv)</text:p>
      <text:p text:style-name="P12"/>
      <text:p text:style-name="P12"/>
      <text:p text:style-name="P14">Tu ne peut pas fuir le combat (étique personnelle)</text:p>
      <text:p text:style-name="P12"/>
      <text:p text:style-name="P13">Si tu as d’autres suggestions n’hésite pas !</text:p>
      <text:p text:style-name="P13"/>
      <text:p text:style-name="P14">Narmafaufre (1 par combat)</text:p>
      <text:p text:style-name="P14">Grand aigle couleur noir tres violent : met 1 tour pour venir</text:p>
      <text:p text:style-name="P14"><text:s/>Vie : 50</text:p>
      <text:p text:style-name="P14">force : 5</text:p>
      <text:p text:style-name="P14">dext : 25</text:p>
      <text:p text:style-name="P14">init : 0</text:p>
      <text:p text:style-name="P14"/>
      <text:p text:style-name="P14"/>
      <text:p text:style-name="P14"/>
      <text:p text:style-name="P14"/>
      <text:p text:style-name="P14">ATTENTION !</text:p>
      <text:p text:style-name="P14">-Il est important que tu respect un minimum l’aggro : c est a dire focus les tanks</text:p>
      <text:p text:style-name="P14">mais tu peux aussi focus fei (archére), le frére de fei car tu veux leurs mort !</text:p>
      <text:p text:style-name="P14">-Essaye a la fin de focus le frére de fei : c est mieux pour l’histoire et ça donnera une petite ambiance dramatique</text:p>
      <text:p text:style-name="P14">-<text:span text:style-name="T13">Tu joue 2 fois par tour </text:span><text:span text:style-name="T14">n’hésite pas a foutre</text:span><text:span text:style-name="T15"> 2-3</text:span><text:span text:style-name="T14"> tatanes au mage derriére pour leur mettre le vie dure !</text:span></text:p>
      <text:p text:style-name="P16"><text:span text:style-name="T13">Derniére chose, tu peux tuer jusqu a 2 personnes (évite plus de 2 ) ça m’arrange pas trop sinon ^^</text:span></text:p>
      <text:p text:style-name="P16"/>
      <text:p text:style-name="P16"/>
      <text:p text:style-name="P16"/>
      <text:p text:style-name="P17">Merci d’avoir tout lu et de participer ! C est cool ! Gl a toi pour demain et excuse mo pour les fautes j ai du un peu rush xD</text:p>
      <text:p text:style-name="P15"><text:span text:style-name="T14"/></text:p>
      <text:p text:style-name="P6"/>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Verdana" svg:font-family="Verdana, Arial, sans-serif"/>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7T19:13:32.440000000</meta:creation-date>
    <dc:date>2018-03-07T20:36:28.615000000</dc:date>
    <meta:editing-duration>PT6M54S</meta:editing-duration>
    <meta:editing-cycles>2</meta:editing-cycles>
    <meta:generator>LibreOffice/5.4.1.2$Windows_x86 LibreOffice_project/ea7cb86e6eeb2bf3a5af73a8f7777ac570321527</meta:generator>
    <meta:document-statistic meta:table-count="0" meta:image-count="0" meta:object-count="0" meta:page-count="3" meta:paragraph-count="87" meta:word-count="1140" meta:character-count="6069" meta:non-whitespace-character-count="4999"/>
  </office:meta>
</office:document-meta>
</file>